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39c" officeooo:paragraph-rsid="0003939c"/>
    </style:style>
    <style:style style:name="P2" style:family="paragraph" style:parent-style-name="Standard">
      <style:text-properties officeooo:rsid="000583cd" officeooo:paragraph-rsid="000583cd"/>
    </style:style>
    <style:style style:name="P3" style:family="paragraph" style:parent-style-name="Standard">
      <style:text-properties officeooo:rsid="000583cd" officeooo:paragraph-rsid="0012eb2c"/>
    </style:style>
    <style:style style:name="P4" style:family="paragraph" style:parent-style-name="Standard">
      <style:text-properties officeooo:rsid="0006a250" officeooo:paragraph-rsid="0006a250"/>
    </style:style>
    <style:style style:name="P5" style:family="paragraph" style:parent-style-name="Standard">
      <style:text-properties officeooo:rsid="0006a250" officeooo:paragraph-rsid="000a3859"/>
    </style:style>
    <style:style style:name="P6" style:family="paragraph" style:parent-style-name="Standard">
      <style:text-properties officeooo:rsid="00087761" officeooo:paragraph-rsid="00087761"/>
    </style:style>
    <style:style style:name="P7" style:family="paragraph" style:parent-style-name="Standard">
      <style:text-properties officeooo:rsid="0008c632" officeooo:paragraph-rsid="0008c632"/>
    </style:style>
    <style:style style:name="P8" style:family="paragraph" style:parent-style-name="Standard">
      <style:text-properties officeooo:rsid="000a3859" officeooo:paragraph-rsid="000a3859"/>
    </style:style>
    <style:style style:name="P9" style:family="paragraph" style:parent-style-name="Standard">
      <style:text-properties officeooo:rsid="000a3859" officeooo:paragraph-rsid="000ab3bc"/>
    </style:style>
    <style:style style:name="P10" style:family="paragraph" style:parent-style-name="Standard">
      <style:text-properties officeooo:rsid="000ab3bc" officeooo:paragraph-rsid="000ab3bc"/>
    </style:style>
    <style:style style:name="P11" style:family="paragraph" style:parent-style-name="Standard">
      <style:text-properties officeooo:rsid="000dd980" officeooo:paragraph-rsid="000dd980"/>
    </style:style>
    <style:style style:name="P12" style:family="paragraph" style:parent-style-name="Standard">
      <style:text-properties officeooo:rsid="0003939c" officeooo:paragraph-rsid="0003939c"/>
    </style:style>
    <style:style style:name="P13" style:family="paragraph" style:parent-style-name="Standard">
      <style:text-properties officeooo:rsid="0003939c" officeooo:paragraph-rsid="001ac25d"/>
    </style:style>
    <style:style style:name="P14" style:family="paragraph" style:parent-style-name="Standard">
      <style:text-properties officeooo:rsid="000583cd" officeooo:paragraph-rsid="000583cd"/>
    </style:style>
    <style:style style:name="P15" style:family="paragraph" style:parent-style-name="Standard">
      <style:text-properties officeooo:rsid="000583cd" officeooo:paragraph-rsid="0012eb2c"/>
    </style:style>
    <style:style style:name="P16" style:family="paragraph" style:parent-style-name="Standard">
      <style:text-properties officeooo:rsid="000f42ea" officeooo:paragraph-rsid="00146099"/>
    </style:style>
    <style:style style:name="P17" style:family="paragraph" style:parent-style-name="Standard">
      <style:text-properties officeooo:rsid="000f42ea" officeooo:paragraph-rsid="0015b2a9"/>
    </style:style>
    <style:style style:name="P18" style:family="paragraph" style:parent-style-name="Standard">
      <style:text-properties officeooo:rsid="000f42ea" officeooo:paragraph-rsid="001839c0"/>
    </style:style>
    <style:style style:name="P19" style:family="paragraph" style:parent-style-name="Standard">
      <style:text-properties officeooo:rsid="000f42ea" officeooo:paragraph-rsid="00186881"/>
    </style:style>
    <style:style style:name="P20" style:family="paragraph" style:parent-style-name="Standard">
      <style:text-properties officeooo:rsid="000f42ea" officeooo:paragraph-rsid="00190db9"/>
    </style:style>
    <style:style style:name="P21" style:family="paragraph" style:parent-style-name="Standard">
      <style:text-properties officeooo:rsid="00186881" officeooo:paragraph-rsid="00186881"/>
    </style:style>
    <style:style style:name="P22" style:family="paragraph" style:parent-style-name="Standard">
      <style:text-properties officeooo:rsid="0008c632" officeooo:paragraph-rsid="0008c632"/>
    </style:style>
    <style:style style:name="P23" style:family="paragraph" style:parent-style-name="Standard">
      <style:text-properties officeooo:rsid="00087761" officeooo:paragraph-rsid="00087761"/>
    </style:style>
    <style:style style:name="P24" style:family="paragraph" style:parent-style-name="Standard">
      <style:text-properties officeooo:rsid="000a3859" officeooo:paragraph-rsid="000ab3bc"/>
    </style:style>
    <style:style style:name="P25" style:family="paragraph" style:parent-style-name="Standard">
      <style:text-properties officeooo:rsid="000ab3bc" officeooo:paragraph-rsid="000ab3bc"/>
    </style:style>
    <style:style style:name="P26" style:family="paragraph" style:parent-style-name="Standard">
      <style:text-properties officeooo:rsid="000ab3bc" officeooo:paragraph-rsid="001ac25d"/>
    </style:style>
    <style:style style:name="P27" style:family="paragraph" style:parent-style-name="Standard">
      <style:text-properties officeooo:rsid="000ab3bc" officeooo:paragraph-rsid="001cea39"/>
    </style:style>
    <style:style style:name="P28" style:family="paragraph" style:parent-style-name="Standard">
      <style:text-properties officeooo:rsid="001b1482" officeooo:paragraph-rsid="001b1482"/>
    </style:style>
    <style:style style:name="P29" style:family="paragraph" style:parent-style-name="Standard">
      <style:text-properties officeooo:rsid="001cea39" officeooo:paragraph-rsid="001cea39"/>
    </style:style>
    <style:style style:name="T1" style:family="text">
      <style:text-properties officeooo:rsid="0006a250"/>
    </style:style>
    <style:style style:name="T2" style:family="text">
      <style:text-properties officeooo:rsid="00087761"/>
    </style:style>
    <style:style style:name="T3" style:family="text">
      <style:text-properties officeooo:rsid="0008c632"/>
    </style:style>
    <style:style style:name="T4" style:family="text">
      <style:text-properties officeooo:rsid="000a3859"/>
    </style:style>
    <style:style style:name="T5" style:family="text">
      <style:text-properties officeooo:rsid="000ab3bc"/>
    </style:style>
    <style:style style:name="T6" style:family="text">
      <style:text-properties officeooo:rsid="000c37c8"/>
    </style:style>
    <style:style style:name="T7" style:family="text">
      <style:text-properties officeooo:rsid="000dd980"/>
    </style:style>
    <style:style style:name="T8" style:family="text">
      <style:text-properties officeooo:rsid="000f42ea"/>
    </style:style>
    <style:style style:name="T9" style:family="text">
      <style:text-properties officeooo:rsid="00104adf"/>
    </style:style>
    <style:style style:name="T10" style:family="text">
      <style:text-properties officeooo:rsid="0011da70"/>
    </style:style>
    <style:style style:name="T11" style:family="text">
      <style:text-properties officeooo:rsid="0012eb2c"/>
    </style:style>
    <style:style style:name="T12" style:family="text">
      <style:text-properties officeooo:rsid="00146099"/>
    </style:style>
    <style:style style:name="T13" style:family="text">
      <style:text-properties officeooo:rsid="0015b2a9"/>
    </style:style>
    <style:style style:name="T14" style:family="text">
      <style:text-properties officeooo:rsid="001839c0"/>
    </style:style>
    <style:style style:name="T15" style:family="text">
      <style:text-properties officeooo:rsid="00186881"/>
    </style:style>
    <style:style style:name="T16" style:family="text">
      <style:text-properties officeooo:rsid="00190db9"/>
    </style:style>
    <style:style style:name="T17" style:family="text">
      <style:text-properties officeooo:rsid="001ac25d"/>
    </style:style>
    <style:style style:name="T18" style:family="text">
      <style:text-properties officeooo:rsid="001b1482"/>
    </style:style>
    <style:style style:name="T19" style:family="text">
      <style:text-properties officeooo:rsid="001ce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/>
      <text:p text:style-name="P1"/>
      <text:p text:style-name="P1">Servidor : </text:p>
      <text:p text:style-name="P4"># mensagem que são enviadas servidor-cliente</text:p>
      <text:p text:style-name="P1">Mensagem<text:span text:style-name="T1">=</text:span>{</text:p>
      <text:p text:style-name="P1"><text:s text:c="3"/>‘<text:span text:style-name="T3">naves’:{</text:span>‘posicao’: x<text:span text:style-name="T12">}</text:span>, <text:s text:c="10"/></text:p>
      <text:p text:style-name="P1"><text:s text:c="3"/>‘astereroides:[‘posicao’:[ax,ay]],</text:p>
      <text:p text:style-name="P1"><text:s text:c="3"/>‘totalScore’: {‘score’:s,},</text:p>
      <text:p text:style-name="P1"><text:s text:c="3"/>‘<text:span text:style-name="T18">p1</text:span>’: B,</text:p>
      <text:p text:style-name="P1"><text:s text:c="4"/>‘<text:span text:style-name="T18">p2</text:span>’: <text:span text:style-name="T18">B</text:span></text:p>
      <text:p text:style-name="P1">}</text:p>
      <text:p text:style-name="P4">### supostamente a estrutura das mensagens já tá em python :P</text:p>
      <text:p text:style-name="P4"/>
      <text:p text:style-name="P1">posicao : <text:s/>posicao <text:span text:style-name="T7">atual da nave oponente </text:span></text:p>
      <text:p text:style-name="P1"/>
      <text:p text:style-name="P1">asteroides: <text:s/>array com a posi<text:span text:style-name="T7">ç</text:span>ão atual de todos os asteorides, <text:span text:style-name="T7">ax e , ay são inteiros. Ambos necessários pois os asteroides podem ser colocados em qualquer posiçao da tela</text:span></text:p>
      <text:p text:style-name="P1"><text:s/></text:p>
      <text:p text:style-name="P1">totalScore: <text:s/>contagem atual de pontos : <text:span text:style-name="T7">inteiro</text:span></text:p>
      <text:p text:style-name="P1"/>
      <text:p text:style-name="P28">p1 = true caso player 1 venceu</text:p>
      <text:p text:style-name="P28"/>
      <text:p text:style-name="P28">p2 = true caso player 2 venceu</text:p>
      <text:p text:style-name="P1"><text:s/></text:p>
      <text:p text:style-name="P4">#Mensagem recebidas cliente-servidor</text:p>
      <text:p text:style-name="P4">Mensagem = {</text:p>
      <text:p text:style-name="P4"><text:s text:c="4"/>‘posicao’: <text:span text:style-name="T7">x</text:span></text:p>
      <text:p text:style-name="P4">}</text:p>
      <text:p text:style-name="P4"><text:s text:c="3"/>posi<text:span text:style-name="T7">çã</text:span>o atual da nave a qual o cliente é respons<text:span text:style-name="T2">á</text:span>vel. <text:span text:style-name="T8">inteiro</text:span></text:p>
      <text:p text:style-name="P4"/>
      <text:p text:style-name="P2">threads: <text:s/></text:p>
      <text:p text:style-name="P16"><text:span text:style-name="T12">1</text:span>- <text:span text:style-name="T14">thread </text:span>de alocação de recursos para novos clientes que se conectam.</text:p>
      <text:p text:style-name="P17"><text:s text:c="3"/><text:span text:style-name="T12">Variariaveis:sessao=false;</text:span></text:p>
      <text:p text:style-name="P17"><text:span text:style-name="T12"><text:s text:c="4"/>sessao: booleano false, caso não exista uma sala aberta esperando uma conexao, true se existir um sala com apenas um player; </text:span></text:p>
      <text:p text:style-name="P16"><text:s text:c="4"/><text:span text:style-name="T12">ações:</text:span></text:p>
      <text:p text:style-name="P16"><text:s text:c="11"/>- <text:span text:style-name="T12">cria um socket <text:s/></text:span></text:p>
      <text:p text:style-name="P16"><text:s text:c="11"/>- aceita novas conexoes</text:p>
      <text:p text:style-name="P16"><text:s text:c="11"/>- <text:span text:style-name="T19">envia um inteiro com o numero do cliente, 1;</text:span></text:p>
      <text:p text:style-name="P16"><text:s text:c="10"/><text:span text:style-name="T13">se sessao false:</text:span> </text:p>
      <text:p text:style-name="P16"><text:s text:c="9"/>- <text:span text:style-name="T14">cria uma thread do tipo 5, passa as informaçoes de conexao do cliente</text:span></text:p>
      <text:p text:style-name="P16"><text:s text:c="9"/>- <text:span text:style-name="T19">envia um inteiro com o numero do cliente,2;</text:span></text:p>
      <text:p text:style-name="P17"><text:s text:c="12"/>- <text:span text:style-name="T13">muda sessao para true</text:span></text:p>
      <text:p text:style-name="P17"><text:s text:c="12"/>-<text:span text:style-name="T14">repete o loop</text:span></text:p>
      <text:p text:style-name="P17"><text:s text:c="10"/><text:span text:style-name="T13">se sessao true:</text:span></text:p>
      <text:p text:style-name="P17"><text:s text:c="12"/>- <text:s/><text:span text:style-name="T15">passa informaçoes de conexao do cliente novo</text:span></text:p>
      <text:p text:style-name="P17"><text:s text:c="12"/>- <text:span text:style-name="T14">muda sessao para false;</text:span></text:p>
      <text:p text:style-name="P17"><text:s text:c="12"/>-<text:span text:style-name="T14">repete o loop</text:span></text:p>
      <text:p text:style-name="P17"><text:soft-page-break/><text:s text:c="9"/></text:p>
      <text:p text:style-name="P2"><text:span text:style-name="T12">2</text:span>- thread de recebimento de mensagens dos clientes. Essas mensagens são recebidas e colocadas em uma fila bloqueante. <text:span text:style-name="T1">Se a fila encher deve ignorar novas mensagens, vai gerar lag.</text:span></text:p>
      <text:p text:style-name="P2"><text:s text:c="2"/>- <text:span text:style-name="T9">recebe mensagem;</text:span></text:p>
      <text:p text:style-name="P2"><text:s text:c="2"/>- <text:span text:style-name="T9">insere na fila bloqueante de mensagens compartilhada.</text:span></text:p>
      <text:p text:style-name="P2"><text:s text:c="2"/>- <text:span text:style-name="T9">volta a ouvir o socket. </text:span></text:p>
      <text:p text:style-name="P2"><text:span text:style-name="T12">3</text:span>- thread le as mensagem e atualiza as informações dos componentes, posicão <text:span text:style-name="T3">das naves</text:span>.</text:p>
      <text:p text:style-name="P2"><text:s text:c="2"/>- <text:s/><text:span text:style-name="T10">busca a primeira mensagem na fila;</text:span></text:p>
      <text:p text:style-name="P3"><text:s text:c="2"/>- <text:s/><text:span text:style-name="T11">atualizar a posicao da nave do respectivo cliente.</text:span></text:p>
      <text:p text:style-name="P3"><text:s text:c="2"/>- <text:span text:style-name="T11">repete o processo indefinidamente</text:span> <text:s/></text:p>
      <text:p text:style-name="P2"><text:span text:style-name="T12">4</text:span>- <text:span text:style-name="T3">Uma </text:span><text:s/>threads de envio de mensagens para o<text:span text:style-name="T10">s clientes</text:span>. <text:span text:style-name="T1">Constroi a mensagem e envia para cada um dos n clientes,Uma única thread.</text:span></text:p>
      <text:p text:style-name="P2"><text:s text:c="2"/>- <text:span text:style-name="T11">le os dados salvos no servidor: posição das naves, posição dos asteoroides, totalScore ,p1 e p2;</text:span></text:p>
      <text:p text:style-name="P3"><text:s text:c="2"/>- <text:span text:style-name="T11">controi a mensagem usando as informações; <text:s/></text:span></text:p>
      <text:p text:style-name="P3"><text:s text:c="2"/>- <text:span text:style-name="T11">envia essa mesma mensagem para todos os clientes;</text:span></text:p>
      <text:p text:style-name="P3"><text:s text:c="3"/>- <text:span text:style-name="T11">repete o processo a cada n microsegundos. (o cliente só atualiza as imagens a cada 0,1 segundos)</text:span></text:p>
      <text:p text:style-name="P3"/>
      <text:p text:style-name="P7"><text:span text:style-name="T12">5</text:span>- thread principal que atualiza totalScore, verifica a colisao, atualiza posicao de meteoros;</text:p>
      <text:p text:style-name="P7"/>
      <text:p text:style-name="P18"><text:span text:style-name="T12">Variariaveis: nave1,nave2, lista de asteroides, totalScore= 0,p1=false , p2=false, fila bloqueante de mensagens; </text:span></text:p>
      <text:p text:style-name="P21">açoes: </text:p>
      <text:p text:style-name="P19"><text:s text:c="11"/>- <text:s/><text:span text:style-name="T12">cria uma thread do tipo 2 ,bloqueada,para o cliente e o conecta a essa thread</text:span></text:p>
      <text:p text:style-name="P19"><text:s text:c="11"/>- <text:s/><text:span text:style-name="T13">cria uma thread do tipo 3, bloqueada</text:span></text:p>
      <text:p text:style-name="P19"><text:s text:c="11"/>- <text:span text:style-name="T13">cria uma thread do tipo 4 , bloqueada</text:span></text:p>
      <text:p text:style-name="P19"><text:s text:c="11"/>- <text:span text:style-name="T16">aguarda a conexao do segundo cliente</text:span></text:p>
      <text:p text:style-name="P20"><text:s text:c="11"/>-<text:span text:style-name="T16">cria uma thread do tipo2 para o segundo cliente</text:span></text:p>
      <text:p text:style-name="P20"><text:s text:c="11"/>-<text:span text:style-name="T16">desbloqueia as threads bloqueadas</text:span></text:p>
      <text:p text:style-name="P20"><text:s text:c="11"/>- <text:s/><text:span text:style-name="T16">enquanto não tiver vencedor faz o loop incrementando o score, verificando colisao entre nave e asteroides,atualiza p1 e p2, e atualizando posicao dos asteoroides. Se cliente 1 colidir com asteroide atualiza p1 para true. se cliente 2 colidir atualiza p2 para true;</text:span></text:p>
      <text:p text:style-name="P20"><text:s text:c="5"/><text:span text:style-name="T16">Obs: essa thread não altera a posicao das naves.</text:span></text:p>
      <text:p text:style-name="P20"/>
      <text:p text:style-name="P20"/>
      <text:p text:style-name="P4">OBS: <text:s/>As estrutura nave, asteroides e totalScore são regioes criticas das threads do tipo <text:s/>3,<text:span text:style-name="T4">4</text:span>;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liente: </text:p>
      <text:p text:style-name="P8"><text:soft-page-break/>#mensagem enviada cliente-servidor </text:p>
      <text:p text:style-name="P5">Mensagem = {</text:p>
      <text:p text:style-name="P5"><text:s text:c="4"/>‘posicao’: <text:span text:style-name="T17">x</text:span></text:p>
      <text:p text:style-name="P5">}</text:p>
      <text:p text:style-name="P8">posicao atual da nave que o cliente é responsavel</text:p>
      <text:p text:style-name="P8"/>
      <text:p text:style-name="P10">#mensagem recebidas servidor-cliente</text:p>
      <text:p text:style-name="P13">Mensagem<text:span text:style-name="T1">=</text:span>{</text:p>
      <text:p text:style-name="P13"><text:s text:c="3"/>‘<text:span text:style-name="T3">naves’:{</text:span>‘posicao’: x<text:span text:style-name="T12">}</text:span>, <text:s text:c="10"/></text:p>
      <text:p text:style-name="P13"><text:s text:c="3"/>‘astereroides:[‘posicao’:[ax,ay]],</text:p>
      <text:p text:style-name="P13"><text:s text:c="3"/>‘totalScore’: {‘score’:s,},</text:p>
      <text:p text:style-name="P13"><text:s text:c="3"/>‘<text:span text:style-name="T19">p1</text:span>’: B,</text:p>
      <text:p text:style-name="P13"><text:s text:c="3"/>‘<text:span text:style-name="T19">p2</text:span>’:<text:span text:style-name="T19">B</text:span></text:p>
      <text:p text:style-name="P13">}</text:p>
      <text:p text:style-name="P8"/>
      <text:p text:style-name="P9">1 - thread que recebe mensagens do servidor e coloca elas em uma fila <text:span text:style-name="T5">bloqueantes;</text:span></text:p>
      <text:p text:style-name="P9"><text:s text:c="10"/>- <text:span text:style-name="T17">conecta com o socket do servidor</text:span></text:p>
      <text:p text:style-name="P9">- <text:span text:style-name="T19">recebe e atualiza o numero do cliente 1 ou 2;</text:span></text:p>
      <text:p text:style-name="P9">-<text:span text:style-name="T19">loop</text:span></text:p>
      <text:p text:style-name="P9"><text:s text:c="11"/>- <text:span text:style-name="T17">aguarda mensagens</text:span></text:p>
      <text:p text:style-name="P9"><text:s text:c="11"/>- <text:span text:style-name="T17">guarda mensagens na fila bloqueante</text:span></text:p>
      <text:p text:style-name="P9"><text:s text:c="11"/>- <text:span text:style-name="T17">repete o processo</text:span></text:p>
      <text:p text:style-name="P10">2 - thread que atualiza os dados disponibilizados pelas mensagens;</text:p>
      <text:p text:style-name="P10"><text:s text:c="11"/>- <text:span text:style-name="T17">remove <text:s/>a mensagem da fila bloqueante</text:span></text:p>
      <text:p text:style-name="P26"><text:s text:c="11"/>- <text:span text:style-name="T17">atualiza a posicao da nave inimiga, dos asteroides, totalScore e victory</text:span></text:p>
      <text:p text:style-name="P26"><text:s text:c="12"/>-<text:span text:style-name="T17">repete o processo</text:span> </text:p>
      <text:p text:style-name="P10">3 - thread <text:s/>principal que redesenha <text:s/>todas as informaçoes;</text:p>
      <text:p text:style-name="P26"><text:s/><text:span text:style-name="T12">Variariaveis: nave1,nave2, lista de asteorides, totalScore= 0,p1=false,p2=false, fila bloqueante de mensagens, cliente_numero; </text:span></text:p>
      <text:p text:style-name="P10"><text:s text:c="11"/>- <text:span text:style-name="T17">cria thread do tipo 1 e do tipo 2</text:span></text:p>
      <text:p text:style-name="P10"><text:s text:c="11"/>- <text:span text:style-name="T18">se cliente_numero= 1 e p1 = true : imprime mensagem de vitoria;</text:span></text:p>
      <text:p text:style-name="P10"><text:s text:c="11"/>- <text:span text:style-name="T19">se cliente_numero= 2 e p2 = true: imprime mensagem <text:s/>de vitoria;</text:span></text:p>
      <text:p text:style-name="P27"><text:s text:c="11"/>- <text:span text:style-name="T18">se cliente_numero= 2 e p1 = true : imprime mensagem de derrota;</text:span></text:p>
      <text:p text:style-name="P27"><text:s text:c="11"/>- <text:span text:style-name="T19">se cliente_numero= 1 e p2 = true: imprime mensagem <text:s/>de derrota;</text:span></text:p>
      <text:p text:style-name="P27"/>
      <text:p text:style-name="P10"><text:s text:c="11"/>- <text:span text:style-name="T18">loop infinito, observa as teclas apertadas e move a nave do cliente atualizando sua posiçao; </text:span><text:s/></text:p>
      <text:p text:style-name="P10"><text:s text:c="11"/>- <text:span text:style-name="T19">redesenha toda a cena;</text:span></text:p>
      <text:p text:style-name="P29">4- thread de envio de mensagens</text:p>
      <text:p text:style-name="P29">- constroi uma mensagem de envio cliente-servidor: com a posicao da nave do cliente</text:p>
      <text:p text:style-name="P29">- envia a mensagem</text:p>
      <text:p text:style-name="P29">- repete o processo a cada n milesimos de segundo </text:p>
      <text:p text:style-name="P10">Obs: naves, asteroides, totalScore são regioes criticas para <text:span text:style-name="T6">2</text:span> e <text:span text:style-name="T6">3</text:span>;</text:p>
      <text:p text:style-name="P10"/>
      <text:p text:style-name="P10"><text:s/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9:02:29.745540654</meta:creation-date>
    <dc:date>2019-09-24T19:06:50.280748479</dc:date>
    <meta:editing-duration>PT19M46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3" meta:paragraph-count="106" meta:word-count="774" meta:character-count="5107" meta:non-whitespace-character-count="3918"/>
  </office:meta>
</office:document-meta>
</file>